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bold" officeooo:rsid="0023f808" officeooo:paragraph-rsid="0023f808" style:font-weight-asian="bold" style:font-weight-complex="bold"/>
    </style:style>
    <style:style style:name="P7" style:family="paragraph" style:parent-style-name="Standard">
      <style:text-properties fo:font-weight="bold" officeooo:rsid="002793ac" officeooo:paragraph-rsid="002793ac"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a2428" officeooo:paragraph-rsid="001a2428" style:font-weight-asian="normal" style:font-weight-complex="normal"/>
    </style:style>
    <style:style style:name="P10" style:family="paragraph" style:parent-style-name="Standard">
      <style:text-properties fo:font-weight="normal" officeooo:rsid="001c5b4d" officeooo:paragraph-rsid="001c5b4d" style:font-weight-asian="normal" style:font-weight-complex="normal"/>
    </style:style>
    <style:style style:name="P11" style:family="paragraph" style:parent-style-name="Standard">
      <style:text-properties fo:font-weight="normal" officeooo:rsid="001c5b4d" officeooo:paragraph-rsid="001a2428" style:font-weight-asian="normal" style:font-weight-complex="normal"/>
    </style:style>
    <style:style style:name="P12" style:family="paragraph" style:parent-style-name="Standard">
      <style:text-properties fo:font-weight="normal" officeooo:rsid="001cbd4f" officeooo:paragraph-rsid="001cbd4f" style:font-weight-asian="normal" style:font-weight-complex="normal"/>
    </style:style>
    <style:style style:name="P13" style:family="paragraph" style:parent-style-name="Standard">
      <style:text-properties fo:font-weight="normal" officeooo:rsid="001eaa33" officeooo:paragraph-rsid="001eaa33" style:font-weight-asian="normal" style:font-weight-complex="normal"/>
    </style:style>
    <style:style style:name="P14" style:family="paragraph" style:parent-style-name="Standard">
      <style:text-properties fo:font-weight="normal" officeooo:rsid="001edd05" officeooo:paragraph-rsid="001edd05" style:font-weight-asian="normal" style:font-weight-complex="normal"/>
    </style:style>
    <style:style style:name="P15" style:family="paragraph" style:parent-style-name="Standard">
      <style:text-properties fo:font-weight="normal" officeooo:rsid="0023f808" officeooo:paragraph-rsid="0023f808" style:font-weight-asian="normal" style:font-weight-complex="normal"/>
    </style:style>
    <style:style style:name="P16" style:family="paragraph" style:parent-style-name="Standard">
      <style:text-properties fo:font-weight="normal" officeooo:rsid="00211922" officeooo:paragraph-rsid="0023f808" style:font-weight-asian="normal" style:font-weight-complex="normal"/>
    </style:style>
    <style:style style:name="P17" style:family="paragraph" style:parent-style-name="Standard">
      <style:text-properties fo:font-weight="normal" officeooo:rsid="002c8201" style:font-weight-asian="normal" style:font-weight-complex="normal"/>
    </style:style>
    <style:style style:name="P18" style:family="paragraph" style:parent-style-name="Standard">
      <style:text-properties officeooo:rsid="001bd20d" officeooo:paragraph-rsid="001bd20d"/>
    </style:style>
    <style:style style:name="P19" style:family="paragraph" style:parent-style-name="Standard">
      <style:text-properties officeooo:rsid="00211922" officeooo:paragraph-rsid="00211922"/>
    </style:style>
    <style:style style:name="P20"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P21"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22" style:family="paragraph" style:parent-style-name="Standard">
      <style:text-properties fo:font-style="italic" fo:font-weight="normal" officeooo:rsid="002c8201" officeooo:paragraph-rsid="002c956b" style:font-style-asian="italic" style:font-weight-asian="normal" style:font-style-complex="italic" style:font-weight-complex="normal"/>
    </style:style>
    <style:style style:name="P23" style:family="paragraph" style:parent-style-name="Standard">
      <style:text-properties fo:font-style="italic" fo:font-weight="bold" officeooo:rsid="002b4ccb" officeooo:paragraph-rsid="002b4ccb" style:font-style-asian="italic" style:font-weight-asian="bold" style:font-style-complex="italic" style:font-weight-complex="bold"/>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fo:font-weight="normal" officeooo:rsid="0025720f" officeooo:paragraph-rsid="0025720f" style:font-style-asian="normal" style:font-weight-asian="normal" style:font-style-complex="normal" style:font-weight-complex="normal"/>
    </style:style>
    <style:style style:name="P26" style:family="paragraph" style:parent-style-name="Standard">
      <style:text-properties fo:font-style="normal" fo:font-weight="normal" officeooo:rsid="002b4ccb" officeooo:paragraph-rsid="002b4ccb" style:font-style-asian="normal" style:font-weight-asian="normal" style:font-style-complex="normal" style:font-weight-complex="normal"/>
    </style:style>
    <style:style style:name="P27" style:family="paragraph" style:parent-style-name="Standard">
      <style:text-properties fo:color="#c9211e" loext:opacity="100%" fo:font-style="italic" fo:font-weight="bold" officeooo:rsid="002c8201" officeooo:paragraph-rsid="002c956b" style:font-style-asian="italic" style:font-weight-asian="bold" style:font-style-complex="italic" style:font-weight-complex="bold"/>
    </style:style>
    <style:style style:name="P28" style:family="paragraph" style:parent-style-name="Standard">
      <style:text-properties fo:color="#c9211e" loext:opacity="100%" fo:font-style="italic" fo:font-weight="bold" officeooo:rsid="0023f808" officeooo:paragraph-rsid="002c956b" style:font-style-asian="italic" style:font-weight-asian="bold" style:font-style-complex="italic" style:font-weight-complex="bold"/>
    </style:style>
    <style:style style:name="P29" style:family="paragraph" style:parent-style-name="Standard">
      <style:text-properties officeooo:rsid="003039d2" officeooo:paragraph-rsid="003039d2"/>
    </style:style>
    <style:style style:name="P30" style:family="paragraph" style:parent-style-name="Standard">
      <style:text-properties fo:font-style="italic" officeooo:rsid="003039d2" officeooo:paragraph-rsid="003039d2" style:font-style-asian="italic" style:font-style-complex="italic"/>
    </style:style>
    <style:style style:name="P31" style:family="paragraph" style:parent-style-name="Standard">
      <style:text-properties fo:font-style="italic" officeooo:rsid="00335674" officeooo:paragraph-rsid="00335674" style:font-style-asian="italic" style:font-style-complex="italic"/>
    </style:style>
    <style:style style:name="P32" style:family="paragraph" style:parent-style-name="Standard">
      <style:text-properties fo:font-style="italic" officeooo:rsid="0034f4d2" officeooo:paragraph-rsid="0034f4d2" style:font-style-asian="italic" style:font-style-complex="italic"/>
    </style:style>
    <style:style style:name="P33" style:family="paragraph" style:parent-style-name="Standard">
      <style:text-properties fo:font-weight="bold" officeooo:rsid="00335674" officeooo:paragraph-rsid="00335674" style:font-weight-asian="bold" style:font-weight-complex="bold"/>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officeooo:rsid="002c956b" style:font-style-asian="normal" style:font-style-complex="normal"/>
    </style:style>
    <style:style style:name="T12" style:family="text">
      <style:text-properties fo:font-style="normal" officeooo:rsid="0034b067"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6a368"/>
    </style:style>
    <style:style style:name="T15" style:family="text">
      <style:text-properties officeooo:rsid="002793ac"/>
    </style:style>
    <style:style style:name="T16" style:family="text">
      <style:text-properties officeooo:rsid="0034f4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P17"/>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27"/>
      <text:p text:style-name="Standard"/>
      <text:p text:style-name="P1">Rest and Left Weights</text:p>
      <text:p text:style-name="P1"/>
      <text:p text:style-name="P9">The best option for the user would probably be the option to either set each rest and left weight individually, or toggle a modifier, which would weigh more for long durations. UI would need to accommodate all these weights.</text:p>
      <text:p text:style-name="P9"/>
      <text:p text:style-name="P10">Factors affecting weights:</text:p>
      <text:p text:style-name="P10"><text:tab/>snapping</text:p>
      <text:p text:style-name="P10"><text:tab/>left hand skewer</text:p>
      <text:p text:style-name="P10"><text:tab/>duration tally, to </text:p>
      <text:p text:style-name="P10"/>
      <text:p text:style-name="P4">How should duration weights be defined?</text:p>
      <text:p text:style-name="P4"/>
      <text:p text:style-name="P14">By choosing weights for absolute duration length, or by weighting certain notes to be tied to others</text:p>
      <text:p text:style-name="P11"/>
      <text:p text:style-name="P10"/>
      <text:p text:style-name="P6">Meter and Beat Division</text:p>
      <text:p text:style-name="P6"><text:soft-page-break/></text:p>
      <text:p text:style-name="P15">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5"/>
      <text:p text:style-name="P15"><text:span text:style-name="T3">Meter Gating - </text:span>As a rhythmic guide, durations and note sequences will frequently initiate with beat divisions.</text:p>
      <text:p text:style-name="P20"/>
      <text:p text:style-name="P21"><text:span text:style-name="T14">Meter Strength</text:span> – <text:span text:style-name="T10">Durations and s</text:span><text:span text:style-name="T9">equences – groups of same-duration notes – should often align with meter divisions.</text:span></text:p>
      <text:p text:style-name="P25"/>
      <text:p text:style-name="P28">As of 8/8</text:p>
      <text:p text:style-name="P22"><text:span text:style-name="T11">Normally notes in measure display automatically with S and C based on time signature selection, but in case of odd meters, b</text:span><text:span text:style-name="T9">eat divisions can be individually modified. </text:span><text:span text:style-name="T11">Button click toggles S and C, and will clear previous values.</text:span></text:p>
      <text:p text:style-name="P25"/>
      <text:p text:style-name="P23"><text:span text:style-name="T9">Snapping </text:span><text:span text:style-name="T13"><text:s/></text:span></text:p>
      <text:p text:style-name="P26"/>
      <text:p text:style-name="P26">Whereas meter strength sets up weights for durations that fit the meter, snapping simply forces a prime roll to fit, either at a division or meter tick.</text:p>
      <text:p text:style-name="P10"/>
      <text:p text:style-name="P5">Syncing </text:p>
      <text:p text:style-name="P5"/>
      <text:p text:style-name="P16">Left can look for upcoming right duration termination points, sync to terminate with it. <text:s/><text:span text:style-name="T6">As of 8/8</text:span>, <text:span text:style-name="T2">meter control may affect this.</text:span></text:p>
      <text:p text:style-name="P16"/>
      <text:p text:style-name="P2">Duration Tally</text:p>
      <text:p text:style-name="P2"/>
      <text:p text:style-name="P10">Duration tally will affect weights, to prevent departure from intended weight proportions by forced duration assignment for things like <text:span text:style-name="T2">fitting and </text:span><text:span text:style-name="T1">snapping</text:span>.</text:p>
      <text:p text:style-name="P2"/>
      <text:p text:style-name="P10"/>
      <text:p text:style-name="P7">note_sheet and duration_sheet <text:s/><text:span text:style-name="T7">Needs update a</text:span><text:span text:style-name="T8">s of 8/8</text:span></text:p>
      <text:p text:style-name="P8"/>
      <text:p text:style-name="P8">A comprehensive notesheet for each segment, could be the data structure that holds <text:span text:style-name="T15">note data</text:span>. </text:p>
      <text:p text:style-name="P8"/>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P33"><text:soft-page-break/>Fill Music</text:p>
      <text:p text:style-name="Standard"/>
      <text:p text:style-name="P31">distribute_duration<text:span text:style-name="T9"> – writes note or sequence of tied notes which respect beat division boundaries to fulfill a given duration of beats</text:span></text:p>
      <text:p text:style-name="P31">while loop <text:span text:style-name="T16">or </text:span>if statements<text:span text:style-name="T9">? The code would shorter and cleaner, but I expect somewhat less efficient. Choosing efficiency for now. </text:span><text:span text:style-name="T12">If more complex operations are needed, the loop might make things more granular and clearer to work with.</text:span></text:p>
      <text:p text:style-name="P32"><text:span text:style-name="T12">B</text:span><text:span text:style-name="T9">y far the best reason to use while loop is to consolidate note writing code, all the checks and log entries in one place.</text:span></text:p>
      <text:p text:style-name="Standard"/>
      <text:p text:style-name="P24">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P29"><text:span text:style-name="T3">Problem with increment</text:span> </text:p>
      <text:p text:style-name="P29">It may be more efficient to increment by assigned durations. All generation could be mapped out at duration assignment, and generator could then skip ahead to its terminus. Incrementing may have advantages farther down when musical generation advances.</text:p>
      <text:p text:style-name="P30">Use Case</text:p>
      <text:p text:style-name="P29">For the current use case, that level of computing efficiency doesn’t matter</text:p>
      <text:p text:style-name="Standard"/>
      <text:p text:style-name="Standard">Live Durations</text:p>
      <text:p text:style-name="Standard"/>
      <text:p text:style-name="P19">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18">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3">Complex Functions for Efficiency</text:p>
      <text:p text:style-name="P3"/>
      <text:p text:style-name="P12">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12"/>
      <text:p text:style-name="P13">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14T15:21:15.813000000</dc:date>
    <meta:editing-duration>PT12H37M23S</meta:editing-duration>
    <meta:editing-cycles>42</meta:editing-cycles>
    <meta:generator>LibreOffice/7.1.2.2$Windows_X86_64 LibreOffice_project/8a45595d069ef5570103caea1b71cc9d82b2aae4</meta:generator>
    <meta:document-statistic meta:table-count="0" meta:image-count="0" meta:object-count="0" meta:page-count="3" meta:paragraph-count="52" meta:word-count="1023" meta:character-count="6327" meta:non-whitespace-character-count="5339"/>
  </office:meta>
</office:document-meta>
</file>